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6s" table:style-name="ta1">
        <table:shapes>
          <draw:frame draw:z-index="0" draw:style-name="gr1" draw:text-style-name="P1" svg:width="1094.8pt" svg:height="717.56pt" svg:x="118.52pt" svg:y="3pt">
            <loext:p draw:notify-on-update-of-ranges="56s.A1:56s.A1000 56s.B1:56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2869376" calcext:value-type="float">
            <text:p>-112869376</text:p>
          </table:table-cell>
          <table:table-cell office:value-type="string" calcext:value-type="string">
            <text:p>F945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9455744" calcext:value-type="float">
            <text:p>-119455744</text:p>
          </table:table-cell>
          <table:table-cell office:value-type="string" calcext:value-type="string">
            <text:p>F8E14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3213440" calcext:value-type="float">
            <text:p>-113213440</text:p>
          </table:table-cell>
          <table:table-cell office:value-type="string" calcext:value-type="string">
            <text:p>F9408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8259712" calcext:value-type="float">
            <text:p>-118259712</text:p>
          </table:table-cell>
          <table:table-cell office:value-type="string" calcext:value-type="string">
            <text:p>F8F3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8259712" calcext:value-type="float">
            <text:p>-118259712</text:p>
          </table:table-cell>
          <table:table-cell office:value-type="string" calcext:value-type="string">
            <text:p>F8F38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8472704" calcext:value-type="float">
            <text:p>-118472704</text:p>
          </table:table-cell>
          <table:table-cell office:value-type="string" calcext:value-type="string">
            <text:p>F8F04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21225216" calcext:value-type="float">
            <text:p>-121225216</text:p>
          </table:table-cell>
          <table:table-cell office:value-type="string" calcext:value-type="string">
            <text:p>F8C64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9078912" calcext:value-type="float">
            <text:p>-119078912</text:p>
          </table:table-cell>
          <table:table-cell office:value-type="string" calcext:value-type="string">
            <text:p>F8E7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9603200" calcext:value-type="float">
            <text:p>-119603200</text:p>
          </table:table-cell>
          <table:table-cell office:value-type="string" calcext:value-type="string">
            <text:p>F8DF0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8865920" calcext:value-type="float">
            <text:p>-118865920</text:p>
          </table:table-cell>
          <table:table-cell office:value-type="string" calcext:value-type="string">
            <text:p>F8EA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8865920" calcext:value-type="float">
            <text:p>-118865920</text:p>
          </table:table-cell>
          <table:table-cell office:value-type="string" calcext:value-type="string">
            <text:p>F8EA4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3:47:25.420717286</dc:date>
    <meta:editing-duration>PT2M43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623cm" svg:height="25.315cm" xlink:href=".." xlink:type="simple" chart:class="chart:scatter" chart:style-name="ch1">
        <chart:legend chart:legend-position="end" svg:x="35.771cm" svg:y="12.358cm" style:legend-expansion="high" chart:style-name="ch2"/>
        <chart:plot-area chart:style-name="ch3" table:cell-range-address="56s.A1:56s.B1000" svg:x="0.772cm" svg:y="0.506cm" svg:width="34.227cm" svg:height="24.303cm">
          <chartooo:coordinate-region svg:x="2.796cm" svg:y="0.705cm" svg:width="31.831cm" svg:height="23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6s.B1:56s.B1000" chart:class="chart:scatter">
            <chart:domain table:cell-range-address="56s.A1:56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56s.A1:56s.A1000</svg:desc>
                </draw:g>
              </table:table-cell>
              <table:table-cell office:value-type="float" office:value="-111755264">
                <text:p>-111755264</text:p>
                <draw:g>
                  <svg:desc>56s.B1:56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2869376">
                <text:p>-112869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21765888">
                <text:p>-121765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0084096">
                <text:p>-110084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9969408">
                <text:p>-109969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9969408">
                <text:p>-109969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1421824">
                <text:p>-121421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9455744">
                <text:p>-119455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3213440">
                <text:p>-113213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9242752">
                <text:p>-1192427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21667584">
                <text:p>-1216675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9406592">
                <text:p>-119406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09969408">
                <text:p>-1099694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2230400">
                <text:p>-112230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8964224">
                <text:p>-118964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1831424">
                <text:p>-1218314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21880576">
                <text:p>-12188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9242752">
                <text:p>-1192427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8259712">
                <text:p>-1182597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22077184">
                <text:p>-1220771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22077184">
                <text:p>-122077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8259712">
                <text:p>-1182597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1656960">
                <text:p>-1116569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3819648">
                <text:p>-113819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21929728">
                <text:p>-1219297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0641152">
                <text:p>-1106411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0641152">
                <text:p>-1106411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2017408">
                <text:p>-1120174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18472704">
                <text:p>-1184727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22011648">
                <text:p>-1220116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21225216">
                <text:p>-1212252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3573888">
                <text:p>-1135738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1733120">
                <text:p>-1217331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21880576">
                <text:p>-1218805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22077184">
                <text:p>-1220771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21733120">
                <text:p>-1217331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3573888">
                <text:p>-1135738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19078912">
                <text:p>-1190789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19603200">
                <text:p>-1196032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22011648">
                <text:p>-1220116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1656960">
                <text:p>-11165696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2590848">
                <text:p>-1125908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21880576">
                <text:p>-121880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21929728">
                <text:p>-1219297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4507776">
                <text:p>-1145077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0510080">
                <text:p>-1105100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3098752">
                <text:p>-1130987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3639424">
                <text:p>-1136394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9406592">
                <text:p>-1194065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7096448">
                <text:p>-1170964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0510080">
                <text:p>-1105100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8865920">
                <text:p>-11886592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21765888">
                <text:p>-1217658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21421824">
                <text:p>-121421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7096448">
                <text:p>-1170964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0641152">
                <text:p>-1106411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8865920">
                <text:p>-1188659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21716736">
                <text:p>-121716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